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48pt" fo:font-style="normal" style:text-underline-style="solid" style:text-underline-width="auto" style:text-underline-color="font-color" fo:font-weight="bold" style:font-size-asian="48pt" style:font-style-asian="normal" style:font-weight-asian="bold" style:font-size-complex="48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24pt" style:font-size-asian="21pt" style:font-size-complex="24pt"/>
    </style:style>
    <style:style style:name="P8" style:family="paragraph" style:parent-style-name="Standard">
      <style:paragraph-properties fo:text-align="start" style:justify-single-word="false" fo:break-before="page"/>
      <style:text-properties fo:font-size="24pt" style:font-size-asian="21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ystem Architecture</text:p>
      <text:p text:style-name="P1"/>
      <text:p text:style-name="P1">Processor Specifications:</text:p>
      <text:p text:style-name="P2"/>
      <text:p text:style-name="P3">ST Microelectronics STM32L151ZDT6 Low-Power ARM Processor.</text:p>
      <text:p text:style-name="P3"/>
      <text:p text:style-name="P3">Key Features:</text:p>
      <text:p text:style-name="P3"><text:tab/>32 MHz @ 238 uA/MHz</text:p>
      <text:p text:style-name="P3"><text:tab/>382 KB ECC Flash</text:p>
      <text:p text:style-name="P3"><text:tab/>48 KB ECC SRAM</text:p>
      <text:p text:style-name="P3"><text:tab/>12 KB ECC EEPROM</text:p>
      <text:p text:style-name="P3"><text:tab/>LQFP144</text:p>
      <text:p text:style-name="P3"/>
      <text:p text:style-name="P1">Operating System:</text:p>
      <text:p text:style-name="P1"/>
      <text:p text:style-name="P4">ChibiOS/RT 2.4.3 RTOS</text:p>
      <text:p text:style-name="P4"/>
      <text:p text:style-name="P4">Key Features:</text:p>
      <text:p text:style-name="P4"><text:tab/>1.2-5.5 KiB Kernel Size</text:p>
      <text:p text:style-name="P4"><text:tab/>preemptive scheduling, round-robin for like priorities</text:p>
      <text:p text:style-name="P4"><text:tab/>128 priority levels</text:p>
      <text:p text:style-name="P4"><text:tab/>mutexes, semaphores, events, message queues</text:p>
      <text:p text:style-name="P4"><text:tab/>thread-safe heap</text:p>
      <text:p text:style-name="P4"><text:tab/>hardware abstraction layer with STM32L1 support</text:p>
      <text:p text:style-name="P4"><text:tab/>GPLv3</text:p>
      <text:p text:style-name="P8">JPEG Compressor:</text:p>
      <text:p text:style-name="P1"/>
      <text:p text:style-name="P4">Modified jpegant code</text:p>
      <text:p text:style-name="P4"/>
      <text:p text:style-name="P4">Key Features:</text:p>
      <text:p text:style-name="P4"><text:tab/>Integer DCT</text:p>
      <text:p text:style-name="P4"><text:tab/>Low memory footprint</text:p>
      <text:p text:style-name="P4"><text:tab/>GPLv2 (The author will release under GPLv3 within the week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3:48:26</meta:creation-date>
    <dc:date>2013-01-08T14:00:24</dc:date>
    <meta:editing-duration>P0D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2" meta:paragraph-count="25" meta:word-count="86" meta:character-count="600" meta:non-whitespace-character-count="524"/>
  </office:meta>
</office:document-meta>
</file>